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paragraph-rsid="001d8da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8dae" officeooo:paragraph-rsid="001d8dae" style:font-size-asian="12pt" style:font-size-complex="12pt"/>
    </style:style>
    <style:style style:name="P4" style:family="paragraph" style:parent-style-name="Table_20_Contents">
      <style:text-properties style:font-name="Arial" fo:font-size="12pt" officeooo:rsid="000cc604" officeooo:paragraph-rsid="000cc604" style:font-size-asian="12pt" style:font-name-complex="Mangal" style:font-size-complex="12pt"/>
    </style:style>
    <style:style style:name="P5" style:family="paragraph" style:parent-style-name="Table_20_Contents">
      <style:text-properties style:font-name="Arial" fo:font-size="12pt" officeooo:rsid="000df896" officeooo:paragraph-rsid="000df896" style:font-size-asian="12pt" style:font-name-complex="Mangal" style:font-size-complex="12pt"/>
    </style:style>
    <style:style style:name="P6" style:family="paragraph" style:parent-style-name="Standard">
      <style:text-properties style:font-name="Arial" fo:font-size="12pt" fo:font-weight="bold" officeooo:rsid="0024ec48" officeooo:paragraph-rsid="0012279c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 fo:font-size="12pt" fo:font-weight="bold" officeooo:rsid="00797e8e" officeooo:paragraph-rsid="00797e8e" style:font-size-asian="12pt" style:font-weight-asian="bold" style:font-name-complex="Mangal" style:font-size-complex="12pt" style:font-weight-complex="bold"/>
    </style:style>
    <style:style style:name="P8" style:family="paragraph" style:parent-style-name="Table_20_Contents">
      <style:text-properties style:font-name="Arial" fo:font-size="12pt" fo:font-weight="normal" officeooo:rsid="006a182d" officeooo:paragraph-rsid="006a182d" style:font-size-asian="12pt" style:font-weight-asian="normal" style:font-name-complex="Mangal" style:font-size-complex="12pt" style:font-weight-complex="normal"/>
    </style:style>
    <style:style style:name="P9" style:family="paragraph" style:parent-style-name="Table_20_Contents">
      <style:text-properties style:font-name="Arial" fo:font-size="12pt" fo:font-weight="normal" officeooo:rsid="00797e8e" officeooo:paragraph-rsid="00797e8e" style:font-size-asian="12pt" style:font-weight-asian="normal" style:font-name-complex="Mangal" style:font-size-complex="12pt" style:font-weight-complex="normal"/>
    </style:style>
    <style:style style:name="P10" style:family="paragraph" style:parent-style-name="Table_20_Contents">
      <style:text-properties style:font-name="Arial" fo:font-size="12pt" fo:font-weight="normal" officeooo:rsid="007b949d" officeooo:paragraph-rsid="007b949d" style:font-size-asian="12pt" style:font-weight-asian="normal" style:font-name-complex="Mangal" style:font-size-complex="12pt" style:font-weight-complex="normal"/>
    </style:style>
    <style:style style:name="P11" style:family="paragraph" style:parent-style-name="Table_20_Contents">
      <style:text-properties style:font-name="Arial" fo:font-size="12pt" fo:font-style="normal" fo:font-weight="bold" officeooo:rsid="00797e8e" officeooo:paragraph-rsid="00797e8e" style:font-size-asian="12pt" style:font-style-asian="normal" style:font-weight-asian="bold" style:font-name-complex="Mangal" style:font-size-complex="12pt" style:font-style-complex="normal" style:font-weight-complex="bold"/>
    </style:style>
    <style:style style:name="P12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b9e15" style:font-size-asian="12pt" style:font-size-complex="12pt"/>
    </style:style>
    <style:style style:name="P13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4" style:family="paragraph" style:parent-style-name="Listenabsatz">
      <style:paragraph-properties fo:margin-left="0cm" fo:margin-right="0cm" fo:text-indent="0cm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5" style:family="paragraph" style:parent-style-name="Listenabsatz">
      <style:paragraph-properties fo:margin-left="0cm" fo:margin-right="0cm" fo:text-indent="0cm" style:auto-text-indent="false" fo:break-before="page"/>
      <style:text-properties fo:font-variant="normal" fo:text-transform="none" fo:color="#222222" loext:opacity="100%" style:font-name="Arial" fo:font-size="12pt" fo:letter-spacing="normal" fo:font-style="normal" fo:font-weight="normal" officeooo:rsid="000b9e15" officeooo:paragraph-rsid="000b9e15" style:font-size-asian="12pt" style:font-size-complex="12pt"/>
    </style:style>
    <style:style style:name="P16" style:family="paragraph" style:parent-style-name="Listenabsatz">
      <style:text-properties fo:font-variant="normal" fo:text-transform="none" fo:color="#222222" loext:opacity="100%" style:font-name="Arial" fo:font-size="12pt" fo:letter-spacing="normal" fo:font-style="normal" fo:font-weight="bold" officeooo:rsid="000b9e15" officeooo:paragraph-rsid="000b9e15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variant="normal" fo:text-transform="none" fo:color="#000000" loext:opacity="100%" style:font-name="Arial" fo:font-size="12pt" fo:letter-spacing="normal" fo:font-style="normal" fo:font-weight="bold" officeooo:rsid="00790dac" officeooo:paragraph-rsid="00790dac" style:font-name-asian="Courier New" style:font-size-asian="12pt" style:font-weight-asian="bold" style:font-name-complex="Mangal" style:font-size-complex="12pt" style:font-weight-complex="bold"/>
    </style:style>
    <style:style style:name="P18" style:family="paragraph" style:parent-style-name="Table_20_Contents">
      <style:text-properties fo:font-variant="normal" fo:text-transform="none" fo:color="#000000" loext:opacity="100%" style:font-name="Courier New1" fo:font-size="12pt" fo:letter-spacing="normal" fo:font-style="normal" fo:font-weight="normal" officeooo:rsid="006b75dd" officeooo:paragraph-rsid="006a182d" style:font-name-asian="Courier New" style:font-size-asian="12pt" style:font-weight-asian="normal" style:font-name-complex="Mangal" style:font-size-complex="12pt" style:font-weight-complex="normal"/>
    </style:style>
    <style:style style:name="P19" style:family="paragraph" style:parent-style-name="Table_20_Contents">
      <style:text-properties fo:font-variant="normal" fo:text-transform="none" fo:color="#000000" loext:opacity="100%" style:font-name="Courier New1" fo:font-size="12pt" fo:letter-spacing="normal" fo:font-style="normal" fo:font-weight="bold" officeooo:rsid="00790dac" officeooo:paragraph-rsid="00790dac" style:font-name-asian="Courier New" style:font-size-asian="12pt" style:font-weight-asian="bold" style:font-name-complex="Mangal" style:font-size-complex="12pt" style:font-weight-complex="bold"/>
    </style:style>
    <style:style style:name="P20" style:family="paragraph" style:parent-style-name="Table_20_Contents">
      <style:text-properties fo:font-variant="normal" fo:text-transform="none" style:use-window-font-color="true" loext:opacity="0%" style:font-name="Arial1" fo:font-size="11pt" fo:letter-spacing="normal" fo:font-style="normal" fo:font-weight="normal" officeooo:rsid="0076fb98" officeooo:paragraph-rsid="0076fb98" style:font-name-asian="Courier New" style:font-size-asian="11pt" style:font-weight-asian="normal" style:font-name-complex="Mangal" style:font-size-complex="12pt" style:font-weight-complex="normal"/>
    </style:style>
    <style:style style:name="P21" style:family="paragraph" style:parent-style-name="Table_20_Contents">
      <style:text-properties fo:color="#f10d0c" loext:opacity="100%" style:font-name="Arial" fo:font-size="12pt" fo:font-weight="bold" officeooo:rsid="0076fb98" officeooo:paragraph-rsid="006b75dd" style:font-size-asian="12pt" style:font-weight-asian="bold" style:font-name-complex="Mangal" style:font-size-complex="12pt" style:font-weight-complex="bold"/>
    </style:style>
    <style:style style:name="P22" style:family="paragraph" style:parent-style-name="Table_20_Contents">
      <style:text-properties fo:color="#c9211e" loext:opacity="100%" style:font-name="Arial" fo:font-size="12pt" fo:font-style="normal" fo:font-weight="bold" officeooo:rsid="00797e8e" officeooo:paragraph-rsid="00797e8e" style:font-size-asian="12pt" style:font-style-asian="normal" style:font-weight-asian="bold" style:font-name-complex="Mangal" style:font-size-complex="12pt" style:font-style-complex="normal" style:font-weight-complex="bold"/>
    </style:style>
    <style:style style:name="P23" style:family="paragraph" style:parent-style-name="Table_20_Contents">
      <style:text-properties fo:color="#c9211e" loext:opacity="100%" style:font-name="Arial" fo:font-size="12pt" fo:font-weight="bold" officeooo:rsid="0079a30c" officeooo:paragraph-rsid="0079a30c" style:font-size-asian="12pt" style:font-weight-asian="bold" style:font-name-complex="Mangal" style:font-size-complex="12pt" style:font-weight-complex="bold"/>
    </style:style>
    <style:style style:name="P24" style:family="paragraph" style:parent-style-name="Standard" style:master-page-name="MP0">
      <style:paragraph-properties style:page-number="auto" fo:break-before="page"/>
      <style:text-properties style:font-name="Arial" fo:font-size="12pt" officeooo:rsid="003173c6" officeooo:paragraph-rsid="003173c6" style:font-size-asian="12pt" style:font-size-complex="12pt"/>
    </style:style>
    <style:style style:name="P25" style:family="paragraph" style:parent-style-name="Table_20_Contents">
      <style:text-properties style:font-name="Arial" fo:font-size="12pt" fo:font-weight="bold" officeooo:rsid="00797e8e" officeooo:paragraph-rsid="00797e8e" style:font-size-asian="12pt" style:font-weight-asian="bold" style:font-name-complex="Mangal" style:font-size-complex="12pt" style:font-weight-complex="bold"/>
    </style:style>
    <style:style style:name="P26" style:family="paragraph" style:parent-style-name="Table_20_Contents">
      <style:text-properties style:font-name="Arial" fo:font-size="12pt" fo:font-weight="bold" officeooo:rsid="0079a30c" officeooo:paragraph-rsid="0079a30c" style:font-size-asian="12pt" style:font-weight-asian="bold" style:font-name-complex="Mangal" style:font-size-complex="12pt" style:font-weight-complex="bold"/>
    </style:style>
    <style:style style:name="P27" style:family="paragraph" style:parent-style-name="Table_20_Contents">
      <style:text-properties style:font-name="Arial" fo:font-size="12pt" fo:font-weight="bold" officeooo:rsid="007d8d2a" officeooo:paragraph-rsid="007d8d2a" style:font-size-asian="12pt" style:font-weight-asian="bold" style:font-name-complex="Mangal" style:font-size-complex="12pt" style:font-weight-complex="bold"/>
    </style:style>
    <style:style style:name="P28" style:family="paragraph" style:parent-style-name="Table_20_Contents">
      <style:text-properties style:font-name="Arial" fo:font-size="12pt" fo:font-weight="normal" officeooo:rsid="007d8d2a" officeooo:paragraph-rsid="007d8d2a" style:font-size-asian="12pt" style:font-weight-asian="normal" style:font-name-complex="Mangal" style:font-size-complex="12pt" style:font-weight-complex="normal"/>
    </style:style>
    <style:style style:name="P29" style:family="paragraph" style:parent-style-name="Table_20_Contents">
      <style:text-properties style:font-name="Arial" fo:font-size="12pt" fo:font-weight="normal" officeooo:rsid="00797e8e" officeooo:paragraph-rsid="00797e8e" style:font-size-asian="12pt" style:font-weight-asian="normal" style:font-name-complex="Mangal" style:font-size-complex="12pt" style:font-weight-complex="normal"/>
    </style:style>
    <style:style style:name="P30" style:family="paragraph" style:parent-style-name="Table_20_Contents">
      <style:text-properties style:font-name="Arial" fo:font-size="12pt" fo:font-weight="normal" officeooo:rsid="007eb2ad" officeooo:paragraph-rsid="007eb2ad" style:font-size-asian="12pt" style:font-weight-asian="normal" style:font-name-complex="Mangal" style:font-size-complex="12pt" style:font-weight-complex="normal"/>
    </style:style>
    <style:style style:name="P31" style:family="paragraph" style:parent-style-name="Table_20_Contents">
      <style:text-properties style:font-name="Arial" fo:font-size="12pt" fo:font-weight="normal" officeooo:rsid="00689b12" officeooo:paragraph-rsid="00689b12" style:font-size-asian="12pt" style:font-weight-asian="normal" style:font-name-complex="Mangal" style:font-size-complex="12pt" style:font-weight-complex="normal"/>
    </style:style>
    <style:style style:name="P32" style:family="paragraph" style:parent-style-name="Table_20_Contents">
      <style:text-properties style:font-name="Arial" fo:font-size="12pt" fo:font-weight="normal" officeooo:rsid="007b949d" officeooo:paragraph-rsid="007b949d" style:font-size-asian="12pt" style:font-weight-asian="normal" style:font-name-complex="Mangal" style:font-size-complex="12pt" style:font-weight-complex="normal"/>
    </style:style>
    <style:style style:name="P33" style:family="paragraph" style:parent-style-name="Table_20_Contents">
      <style:text-properties style:font-name="Arial" fo:font-size="12pt" fo:font-weight="normal" officeooo:rsid="0081d188" officeooo:paragraph-rsid="0081d188" style:font-size-asian="12pt" style:font-weight-asian="normal" style:font-name-complex="Mangal" style:font-size-complex="12pt" style:font-weight-complex="normal"/>
    </style:style>
    <style:style style:name="P34" style:family="paragraph" style:parent-style-name="Table_20_Contents">
      <style:text-properties fo:color="#c9211e" loext:opacity="100%" style:font-name="Arial" fo:font-size="12pt" fo:font-weight="bold" officeooo:rsid="00797e8e" officeooo:paragraph-rsid="00802ab5" style:font-size-asian="12pt" style:font-weight-asian="bold" style:font-name-complex="Mangal" style:font-size-complex="12pt" style:font-weight-complex="bold"/>
    </style:style>
    <style:style style:name="P35" style:family="paragraph" style:parent-style-name="Table_20_Contents">
      <style:text-properties fo:color="#c9211e" loext:opacity="100%" style:font-name="Arial" fo:font-size="12pt" fo:font-weight="bold" officeooo:rsid="0079a30c" officeooo:paragraph-rsid="0079a30c" style:font-size-asian="12pt" style:font-weight-asian="bold" style:font-name-complex="Mangal" style:font-size-complex="12pt" style:font-weight-complex="bold"/>
    </style:style>
    <style:style style:name="P36" style:family="paragraph" style:parent-style-name="Table_20_Contents">
      <style:text-properties style:use-window-font-color="true" loext:opacity="0%" style:font-name="Arial" fo:font-size="12pt" fo:font-weight="bold" officeooo:rsid="00830164" officeooo:paragraph-rsid="00830164" style:font-size-asian="12pt" style:font-weight-asian="bold" style:font-name-complex="Mangal" style:font-size-complex="12pt" style:font-weight-complex="bold"/>
    </style:style>
    <style:style style:name="P37" style:family="paragraph">
      <loext:graphic-properties draw:fill="none"/>
    </style:style>
    <style:style style:name="T1" style:family="text">
      <style:text-properties style:font-name="Arial" fo:font-size="12pt" style:font-size-asian="12pt" style:language-asian="de" style:country-asian="DE" style:font-size-complex="12pt" style:language-complex="ar" style:country-complex="SA"/>
    </style:style>
    <style:style style:name="T2" style:family="text">
      <style:text-properties officeooo:rsid="003173c6"/>
    </style:style>
    <style:style style:name="T3" style:family="text">
      <style:text-properties officeooo:rsid="0050d0e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797e8e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font-weight="normal" officeooo:rsid="0079a30c" style:font-weight-asian="normal" style:font-weight-complex="normal"/>
    </style:style>
    <style:style style:name="T9" style:family="text">
      <style:text-properties style:use-window-font-color="true" loext:opacity="0%" fo:font-weight="normal" officeooo:rsid="00802ab5" style:font-weight-asian="normal" style:font-weight-complex="normal"/>
    </style:style>
    <style:style style:name="T10" style:family="text">
      <style:text-properties officeooo:rsid="007eb2ad"/>
    </style:style>
    <style:style style:name="T11" style:family="text">
      <style:text-properties officeooo:rsid="00802ab5"/>
    </style:style>
    <style:style style:name="T12" style:family="text">
      <style:text-properties officeooo:rsid="0081d188"/>
    </style:style>
    <style:style style:name="T13" style:family="text">
      <style:text-properties officeooo:rsid="0084a91e"/>
    </style:style>
    <style:style style:name="gr1" style:family="graphic">
      <style:graphic-properties draw:stroke="solid" svg:stroke-width="0.03cm" svg:stroke-color="#3465a4" svg:stroke-opacity="100%" draw:stroke-linejoin="miter" svg:stroke-linecap="butt" draw:fill="non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Betriebssysteme I</text:p>
      <text:p text:style-name="P2">Klaus Ruhland</text:p>
      <text:p text:style-name="P3">Informatik – Hochschule Zittau/Görlitz – 20<text:span text:style-name="T3">21</text:span></text:p>
      <text:p text:style-name="P1"><draw:connector text:anchor-type="paragraph" draw:z-index="1" draw:name="Shape1" draw:style-name="gr1" draw:text-style-name="P37" draw:type="line" svg:x1="0.002cm" svg:y1="0.314cm" svg:x2="17.007cm" svg:y2="0.215cm" svg:d="M2 314l17005-99" svg:viewBox="0 0 17007 101"><text:p/></draw:connector><text:span text:style-name="Absatz-Standardschriftart"><text:span text:style-name="T1"/></text:span></text:p>
      <text:p text:style-name="P6">Ü<text:span text:style-name="T2">bungen 0</text:span><text:span text:style-name="T5">7</text:span><text:span text:style-name="T2">: </text:span><text:span text:style-name="T5">log4j Sicherheitslücke</text:span></text:p>
      <text:p text:style-name="Standard"><draw:connector text:anchor-type="paragraph" draw:z-index="0" draw:name="Shape1" draw:style-name="gr1" draw:text-style-name="P37" draw:type="line" svg:x1="-0.012cm" svg:y1="0.194cm" svg:x2="16.947cm" svg:y2="0.111cm" svg:d="M-12 194l16959-83" svg:viewBox="0 0 16962 85"><text:p/></draw:connector></text:p>
      <text:p text:style-name="P12"/>
      <text:p text:style-name="P16"/>
      <table:table table:name="Table1" table:style-name="Table1">
        <table:table-column table:style-name="Table1.A"/>
        <table:table-column table:style-name="Table1.B"/>
        <table:table-row table:style-name="TableLine140607832178784">
          <table:table-cell table:style-name="Table1.A1" table:number-columns-spanned="2" office:value-type="string">
            <text:p text:style-name="P7">Log4j <text:span text:style-name="T10">Sicherheitslücke</text:span></text:p>
          </table:table-cell>
          <table:covered-table-cell/>
        </table:table-row>
        <table:table-row table:style-name="TableLine140607833807744">
          <table:table-cell table:style-name="Table1.A2" table:number-columns-spanned="2" office:value-type="string">
            <text:p text:style-name="P30">Betrifft nicht die Client PC’s sondern die <text:span text:style-name="T4">Server mit Java Anwendungen (was eigentlich viel schlimmer ist – weil wenn ein Server ausfällt, dann sind in der Regel viele Clients davon betroffen und der Schaden kann sehr groß sein)</text:span></text:p>
            <text:p text:style-name="P9"/>
            <text:p text:style-name="P9">log4j ist eine beliebte Bibliothek für Java. Diese ist zuständig für das logging einer Java-Anwendung, d.h. für die Protokollierung der Aktionen innerhalb der Software.</text:p>
            <text:p text:style-name="P9"><text:span text:style-name="T10">( </text:span>Das <text:span text:style-name="T10">lernt man in jeder Informatik Ausbildung, das das logging</text:span> ein Standard <text:span text:style-name="T10">ist )</text:span></text:p>
            <text:p text:style-name="P9"/>
            <text:p text:style-name="P9">Die Bibliothek log4j ist open-source, ein Standard und stammt von der Apache Foundation</text:p>
          </table:table-cell>
          <table:covered-table-cell/>
        </table:table-row>
        <table:table-row table:style-name="TableLine140607998613312">
          <table:table-cell table:style-name="Table1.A3" office:value-type="string">
            <text:p text:style-name="P11">Sicherheitslücke</text:p>
          </table:table-cell>
          <table:table-cell table:style-name="Table1.A2" office:value-type="string">
            <text:p text:style-name="P22">Sehr schwere Sicherheitslücke</text:p>
          </table:table-cell>
        </table:table-row>
        <table:table-row table:style-name="TableLine140608128090992">
          <table:table-cell table:style-name="Table1.A2" table:number-columns-spanned="2" office:value-type="string">
            <text:p text:style-name="P30">Stellen Sie sich vor: auf dem Server läuft eine Java Anwendung. Der Client nutzt über einen Browser diese Java Anwendung.</text:p>
            <text:p text:style-name="P31">Ü<text:span text:style-name="T5">ber eine url im Browser konnte man Befehle auf dem Server </text:span><text:span text:style-name="T10">mit der Sicherheitslücke von log4j </text:span><text:span text:style-name="T5">ausführen – ohne Username und Password. Diese Befehle können selbstverständlich für Angriffe verwendet werden.</text:span></text:p>
            <text:p text:style-name="P31"/>
            <text:p text:style-name="P30">Die Sicherheitslücke wurde bekannt, es wurden Beispiele im Internet veröffentlicht, wie diese Sicherheitslücke ausgenutzt werden kann – bevor die Sicherheitslücke auf den Servern behoben wurde.</text:p>
          </table:table-cell>
          <table:covered-table-cell/>
        </table:table-row>
        <table:table-row table:style-name="TableLine140607998479424">
          <table:table-cell table:style-name="Table1.A2" table:number-columns-spanned="2" office:value-type="string">
            <text:p text:style-name="P7">Wie konnte eine solche Sicherheitslücke entstehen?</text:p>
          </table:table-cell>
          <table:covered-table-cell/>
        </table:table-row>
        <table:table-row table:style-name="TableLine140607998646304">
          <table:table-cell table:style-name="Table1.A2" table:number-columns-spanned="2" office:value-type="string">
            <text:p text:style-name="P30">Eigentlich sollte eine logging Bibliothek nur protokollieren, d.h. die Aktionen aufzeichnen, es sollte eigentlich keine Sicherheitslücke entstehen.</text:p>
            <text:p text:style-name="P9"/>
            <text:p text:style-name="P9">Die Entwicklung der Bibliothek wurde vor ca. 20 Jahren begonnen. Vor 20 Jahren hatte man nicht die Security Anforderungen wie heute. <text:span text:style-name="T11">Damals</text:span> versuchte <text:span text:style-name="T11">man, </text:span>möglichst viel Funktionalität in die Bibliothek einzubauen – obwohl das nicht notwendig ist.</text:p>
            <text:p text:style-name="P9">Diese Funktionalität, <text:span text:style-name="T11">die die Sicherheitslücke bewirkt - </text:span>wurde bis heute nicht mehr entfernt.</text:p>
            <text:p text:style-name="P9"/>
            <text:p text:style-name="P9"><text:span text:style-name="T6">Tip:</text:span> Man sollte keine alte Software verwenden auch nicht im open-source-Bereich. Man sollte generell neuere Technologien <text:span text:style-name="T11">als</text:span> Java Programme auf einem Server <text:span text:style-name="T11">einsetzen</text:span>.</text:p>
          </table:table-cell>
          <table:covered-table-cell/>
        </table:table-row>
        <table:table-row table:style-name="TableLine140607998646576">
          <table:table-cell table:style-name="Table1.A2" table:number-columns-spanned="2" office:value-type="string">
            <text:p text:style-name="P7">Wie kann man die Sicherheitslücke wieder schließen und das möglichst schnell?</text:p>
          </table:table-cell>
          <table:covered-table-cell/>
        </table:table-row>
        <table:table-row table:style-name="TableLine140607998646848">
          <table:table-cell table:style-name="Table1.A2" table:number-columns-spanned="2" office:value-type="string">
            <text:p text:style-name="P9">Es gibt sofort ein update der Bibliothek <text:span text:style-name="T11">von Apache</text:span>, in der der Fehler bereinigt ist. Dieser update muss von den Entwicklern möglichst schnell <text:span text:style-name="T11">in die Server-Anwendung </text:span>eingespielt werden.</text:p>
            <text:p text:style-name="P34">Das ist aber nicht so einfach, weil <text:span text:style-name="T8">die </text:span><text:span text:style-name="T9">Server-Anwendungen</text:span><text:span text:style-name="T8"> oftmals nicht aktuell gepflegt ist, d.h. sie ist </text:span><text:span text:style-name="T9">oftmals </text:span><text:span text:style-name="T8">auf einem Stand von vor </text:span><text:span text:style-name="T9">5 oder </text:span><text:span text:style-name="T8">10 </text:span><text:span text:style-name="T9">oder mehr</text:span><text:span text:style-name="T8"> Jahren. Die Software muss dann gesamtheitlich aktualisiert werden, das kann sehr viel Aufwand bedeuten und es kann auch sein dass es überhaupt nicht mehr geht. </text:span><text:span text:style-name="T9">Es kann passieren, </text:span><text:soft-page-break/><text:span text:style-name="T9">dass das aktuelle update nicht mehr kompatibel ist mit der Software von vor 5/10 Jahren.</text:span></text:p>
            <text:p text:style-name="P34"><text:span text:style-name="T9"><text:s/></text:span></text:p>
            <text:p text:style-name="P23">Wichtig: <text:span text:style-name="T7">Bei der Verwendung von open-source Software (Bibliotheken) sollte man seine eigene Software stets aktuell halten, d.h. man sollte 1-2 Mal pro Jahr sowohl das Betriebssystem, die Software und die Bibliotheken aktualisieren. Das ist immer mit Aufwand verbunden.</text:span></text:p>
            <text:p text:style-name="P23"><text:span text:style-name="T7"/></text:p>
            <text:p text:style-name="P23">Ziel: Da man Sicherheitslücken nie ausschließen kann, muss man in der Lage sein, updates möglichst schnell <text:span text:style-name="T11">und mit möglichst wenig Aufwand </text:span>einspielen zu können.</text:p>
            <text:p text:style-name="P23"/>
            <text:p text:style-name="P36">Bei der Betrachtung der Software sollte stets die gesamte Umgebung (d.h. auch das Betriebssystem, die Berechtigungen der Software, <text:span text:style-name="T13">das Netzwerk mit den Firewalls) betrachtet werden.</text:span></text:p>
          </table:table-cell>
          <table:covered-table-cell/>
        </table:table-row>
        <table:table-row table:style-name="TableLine140608128583728">
          <table:table-cell table:style-name="Table1.A2" table:number-columns-spanned="2" office:value-type="string">
            <text:p text:style-name="P26">Zitat: „Es kann doch nicht sein, dass für eine open-source-Software wie das log4j nur wenige Entwickler (Apache Foundation) zuständig sind und diese oft auch nur ehrenamtlich.“</text:p>
            <text:p text:style-name="P10">Allgemein ist das sehr wohl der Fall auch bei renomierten Firmen. Allgemein sollte man stets bei der Verwendung von open-source Software <text:span text:style-name="T4">mit Sorgfalt und gesundem Misstrauen</text:span> ans Werk gehen.</text:p>
            <text:p text:style-name="P10"/>
            <text:p text:style-name="P10">Kriterien für die Verwendung von open-source Biblioteken</text:p>
            <text:p text:style-name="P10">(z.B. für die Bibliotheken aus npm für die Web Entwicklung)</text:p>
            <text:p text:style-name="P10">Beispiel express</text:p>
            <text:p text:style-name="P10">- Anzahl der wöchentlichen Downloads: 19,5 Mio</text:p>
            <text:p text:style-name="P10">- <text:span text:style-name="T12">Abhängigkeiten zu anderen Bibliotheken sollte minimal sein.</text:span></text:p>
            <text:p text:style-name="P10">- letztes Release: 2 Jahre alt</text:p>
            <text:p text:style-name="P10">Kriterium dass es eine große Community gibt und eine gute Dokumentation im Netz.</text:p>
            <text:p text:style-name="P10">- <text:span text:style-name="T12">ein update ist einfach durchzuführen.</text:span></text:p>
          </table:table-cell>
          <table:covered-table-cell/>
        </table:table-row>
        <table:table-row table:style-name="TableLine140608128584000">
          <table:table-cell table:style-name="Table1.A10" table:number-columns-spanned="2" office:value-type="string">
            <text:p text:style-name="P27">Zitat: „Man sollte keine open source Software mehr verwenden“</text:p>
          </table:table-cell>
          <table:covered-table-cell/>
        </table:table-row>
        <table:table-row table:style-name="TableLine140608128198256">
          <table:table-cell table:style-name="Table1.A10" table:number-columns-spanned="2" office:value-type="string">
            <text:p text:style-name="P28">Das geht heute nicht mehr. LINUX und die Programmierwerkzeuge sind heute so gut und verbreitet, die Bibliotheken sind ebenso essentiell für die Software-Entwicklung.</text:p>
            <text:p text:style-name="P33">Man sollte open-source Software ( dazu gehören auch Betriebssysteme ) immer mit Sorgfalt und gesundem Misstrauen nutzen.</text:p>
          </table:table-cell>
          <table:covered-table-cell/>
        </table:table-row>
        <table:table-row table:style-name="TableLine140608128198528">
          <table:table-cell table:style-name="Table1.A10" table:number-columns-spanned="2" office:value-type="string">
            <text:p text:style-name="P8"/>
          </table:table-cell>
          <table:covered-table-cell/>
        </table:table-row>
        <table:table-row table:style-name="TableLine140608128198800">
          <table:table-cell table:style-name="Table1.A10" table:number-columns-spanned="2" office:value-type="string">
            <text:p text:style-name="P18"/>
          </table:table-cell>
          <table:covered-table-cell/>
        </table:table-row>
        <table:table-row table:style-name="TableLine140607833313408">
          <table:table-cell table:style-name="Table1.A10" table:number-columns-spanned="2" office:value-type="string">
            <text:p text:style-name="P21"/>
          </table:table-cell>
          <table:covered-table-cell/>
        </table:table-row>
        <table:table-row table:style-name="TableLine140607833313680">
          <table:table-cell table:style-name="Table1.A10" table:number-columns-spanned="2" office:value-type="string">
            <text:p text:style-name="P20"/>
          </table:table-cell>
          <table:covered-table-cell/>
        </table:table-row>
        <table:table-row table:style-name="TableLine140607833313952">
          <table:table-cell table:style-name="Table1.A10" table:number-columns-spanned="2" office:value-type="string">
            <text:p text:style-name="P19"/>
          </table:table-cell>
          <table:covered-table-cell/>
        </table:table-row>
        <table:table-row table:style-name="TableLine140608127989840">
          <table:table-cell table:style-name="Table1.A10" table:number-columns-spanned="2" office:value-type="string">
            <text:p text:style-name="P17"/>
          </table:table-cell>
          <table:covered-table-cell/>
        </table:table-row>
      </table:table>
      <text:p text:style-name="P13"/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 table:style-name="TableLine140607833591552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5"/>
          </table:table-cell>
        </table:table-row>
      </table:table>
      <text:p text:style-name="P14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efault_7e_LT_7e_Gliederung_20_1" style:display-name="Master1-Defau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1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text-properties style:font-name="Mangal" fo:font-family="Mangal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text-properties style:font-name="Courier New2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text-properties style:font-name="Arial Unicode MS1" fo:font-family="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Gliederung_20_1" style:display-name="Master1-Layout1-title-Titelfoli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Gliederung_20_2" style:display-name="Master1-Layout1-title-Titelfolie~LT~Gliederung 2" style:family="paragraph" style:parent-style-name="Master1-Layout1-title-Titelfoli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elfolie_7e_LT_7e_Gliederung_20_3" style:display-name="Master1-Layout1-title-Titelfolie~LT~Gliederung 3" style:family="paragraph" style:parent-style-name="Master1-Layout1-title-Titelfoli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elfolie_7e_LT_7e_Gliederung_20_4" style:display-name="Master1-Layout1-title-Titelfolie~LT~Gliederung 4" style:family="paragraph" style:parent-style-name="Master1-Layout1-title-Titelfoli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5" style:display-name="Master1-Layout1-title-Titelfolie~LT~Gliederung 5" style:family="paragraph" style:parent-style-name="Master1-Layout1-title-Titelfoli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6" style:display-name="Master1-Layout1-title-Titelfolie~LT~Gliederung 6" style:family="paragraph" style:parent-style-name="Master1-Layout1-title-Titelfoli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7" style:display-name="Master1-Layout1-title-Titelfolie~LT~Gliederung 7" style:family="paragraph" style:parent-style-name="Master1-Layout1-title-Titelfoli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8" style:display-name="Master1-Layout1-title-Titelfolie~LT~Gliederung 8" style:family="paragraph" style:parent-style-name="Master1-Layout1-title-Titelfoli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Gliederung_20_9" style:display-name="Master1-Layout1-title-Titelfolie~LT~Gliederung 9" style:family="paragraph" style:parent-style-name="Master1-Layout1-title-Titelfoli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elfolie_7e_LT_7e_Titel" style:display-name="Master1-Layout1-title-Titelfoli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Untertitel" style:display-name="Master1-Layout1-title-Titelfoli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Notizen" style:display-name="Master1-Layout1-title-Titelfoli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elfolie_7e_LT_7e_Hintergrundobjekte" style:display-name="Master1-Layout1-title-Titelfoli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elfolie_7e_LT_7e_Hintergrund" style:display-name="Master1-Layout1-title-Titelfoli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Gliederung_20_1" style:display-name="Master1-Layout2-obj-Titel-und-Inhal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Gliederung_20_2" style:display-name="Master1-Layout2-obj-Titel-und-Inhalt~LT~Gliederung 2" style:family="paragraph" style:parent-style-name="Master1-Layout2-obj-Titel-und-Inha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el-und-Inhalt_7e_LT_7e_Gliederung_20_3" style:display-name="Master1-Layout2-obj-Titel-und-Inhalt~LT~Gliederung 3" style:family="paragraph" style:parent-style-name="Master1-Layout2-obj-Titel-und-Inha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el-und-Inhalt_7e_LT_7e_Gliederung_20_4" style:display-name="Master1-Layout2-obj-Titel-und-Inhalt~LT~Gliederung 4" style:family="paragraph" style:parent-style-name="Master1-Layout2-obj-Titel-und-Inha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5" style:display-name="Master1-Layout2-obj-Titel-und-Inhalt~LT~Gliederung 5" style:family="paragraph" style:parent-style-name="Master1-Layout2-obj-Titel-und-Inha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6" style:display-name="Master1-Layout2-obj-Titel-und-Inhalt~LT~Gliederung 6" style:family="paragraph" style:parent-style-name="Master1-Layout2-obj-Titel-und-Inha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7" style:display-name="Master1-Layout2-obj-Titel-und-Inhalt~LT~Gliederung 7" style:family="paragraph" style:parent-style-name="Master1-Layout2-obj-Titel-und-Inha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8" style:display-name="Master1-Layout2-obj-Titel-und-Inhalt~LT~Gliederung 8" style:family="paragraph" style:parent-style-name="Master1-Layout2-obj-Titel-und-Inha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Gliederung_20_9" style:display-name="Master1-Layout2-obj-Titel-und-Inhalt~LT~Gliederung 9" style:family="paragraph" style:parent-style-name="Master1-Layout2-obj-Titel-und-Inha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el-und-Inhalt_7e_LT_7e_Titel" style:display-name="Master1-Layout2-obj-Titel-und-Inhal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Untertitel" style:display-name="Master1-Layout2-obj-Titel-und-Inha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Notizen" style:display-name="Master1-Layout2-obj-Titel-und-Inha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el-und-Inhalt_7e_LT_7e_Hintergrundobjekte" style:display-name="Master1-Layout2-obj-Titel-und-Inha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el-und-Inhalt_7e_LT_7e_Hintergrund" style:display-name="Master1-Layout2-obj-Titel-und-Inha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Gliederung_20_1" style:display-name="Master1-Layout3-secHead-Abschnitts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Gliederung_20_2" style:display-name="Master1-Layout3-secHead-Abschnitts~LT~Gliederung 2" style:family="paragraph" style:parent-style-name="Master1-Layout3-secHead-Abschnitts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Abschnitts_7e_LT_7e_Gliederung_20_3" style:display-name="Master1-Layout3-secHead-Abschnitts~LT~Gliederung 3" style:family="paragraph" style:parent-style-name="Master1-Layout3-secHead-Abschnitts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Abschnitts_7e_LT_7e_Gliederung_20_4" style:display-name="Master1-Layout3-secHead-Abschnitts~LT~Gliederung 4" style:family="paragraph" style:parent-style-name="Master1-Layout3-secHead-Abschnitts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5" style:display-name="Master1-Layout3-secHead-Abschnitts~LT~Gliederung 5" style:family="paragraph" style:parent-style-name="Master1-Layout3-secHead-Abschnitts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6" style:display-name="Master1-Layout3-secHead-Abschnitts~LT~Gliederung 6" style:family="paragraph" style:parent-style-name="Master1-Layout3-secHead-Abschnitts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7" style:display-name="Master1-Layout3-secHead-Abschnitts~LT~Gliederung 7" style:family="paragraph" style:parent-style-name="Master1-Layout3-secHead-Abschnitts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8" style:display-name="Master1-Layout3-secHead-Abschnitts~LT~Gliederung 8" style:family="paragraph" style:parent-style-name="Master1-Layout3-secHead-Abschnitts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Gliederung_20_9" style:display-name="Master1-Layout3-secHead-Abschnitts~LT~Gliederung 9" style:family="paragraph" style:parent-style-name="Master1-Layout3-secHead-Abschnitts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Abschnitts_7e_LT_7e_Titel" style:display-name="Master1-Layout3-secHead-Abschnitts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Untertitel" style:display-name="Master1-Layout3-secHead-Abschnit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Notizen" style:display-name="Master1-Layout3-secHead-Abschnit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Abschnitts_7e_LT_7e_Hintergrundobjekte" style:display-name="Master1-Layout3-secHead-Abschnit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Abschnitts_7e_LT_7e_Hintergrund" style:display-name="Master1-Layout3-secHead-Abschnit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Gliederung_20_1" style:display-name="Master1-Layout4-twoObj-Zwei-Inhalt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Gliederung_20_2" style:display-name="Master1-Layout4-twoObj-Zwei-Inhalte~LT~Gliederung 2" style:family="paragraph" style:parent-style-name="Master1-Layout4-twoObj-Zwei-Inhalt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Zwei-Inhalte_7e_LT_7e_Gliederung_20_3" style:display-name="Master1-Layout4-twoObj-Zwei-Inhalte~LT~Gliederung 3" style:family="paragraph" style:parent-style-name="Master1-Layout4-twoObj-Zwei-Inhalt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Zwei-Inhalte_7e_LT_7e_Gliederung_20_4" style:display-name="Master1-Layout4-twoObj-Zwei-Inhalte~LT~Gliederung 4" style:family="paragraph" style:parent-style-name="Master1-Layout4-twoObj-Zwei-Inhalt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5" style:display-name="Master1-Layout4-twoObj-Zwei-Inhalte~LT~Gliederung 5" style:family="paragraph" style:parent-style-name="Master1-Layout4-twoObj-Zwei-Inhalt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6" style:display-name="Master1-Layout4-twoObj-Zwei-Inhalte~LT~Gliederung 6" style:family="paragraph" style:parent-style-name="Master1-Layout4-twoObj-Zwei-Inhalt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7" style:display-name="Master1-Layout4-twoObj-Zwei-Inhalte~LT~Gliederung 7" style:family="paragraph" style:parent-style-name="Master1-Layout4-twoObj-Zwei-Inhalt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8" style:display-name="Master1-Layout4-twoObj-Zwei-Inhalte~LT~Gliederung 8" style:family="paragraph" style:parent-style-name="Master1-Layout4-twoObj-Zwei-Inhalt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Gliederung_20_9" style:display-name="Master1-Layout4-twoObj-Zwei-Inhalte~LT~Gliederung 9" style:family="paragraph" style:parent-style-name="Master1-Layout4-twoObj-Zwei-Inhalt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Zwei-Inhalte_7e_LT_7e_Titel" style:display-name="Master1-Layout4-twoObj-Zwei-Inhalt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Untertitel" style:display-name="Master1-Layout4-twoObj-Zwei-Inhalt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Notizen" style:display-name="Master1-Layout4-twoObj-Zwei-Inhalt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Zwei-Inhalte_7e_LT_7e_Hintergrundobjekte" style:display-name="Master1-Layout4-twoObj-Zwei-Inhalt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Zwei-Inhalte_7e_LT_7e_Hintergrund" style:display-name="Master1-Layout4-twoObj-Zwei-Inhalt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Gliederung_20_1" style:display-name="Master1-Layout5-twoTxTwoObj-Vergleich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Gliederung_20_2" style:display-name="Master1-Layout5-twoTxTwoObj-Vergleich~LT~Gliederung 2" style:family="paragraph" style:parent-style-name="Master1-Layout5-twoTxTwoObj-Vergleich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Vergleich_7e_LT_7e_Gliederung_20_3" style:display-name="Master1-Layout5-twoTxTwoObj-Vergleich~LT~Gliederung 3" style:family="paragraph" style:parent-style-name="Master1-Layout5-twoTxTwoObj-Vergleich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Vergleich_7e_LT_7e_Gliederung_20_4" style:display-name="Master1-Layout5-twoTxTwoObj-Vergleich~LT~Gliederung 4" style:family="paragraph" style:parent-style-name="Master1-Layout5-twoTxTwoObj-Vergleich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5" style:display-name="Master1-Layout5-twoTxTwoObj-Vergleich~LT~Gliederung 5" style:family="paragraph" style:parent-style-name="Master1-Layout5-twoTxTwoObj-Vergleich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6" style:display-name="Master1-Layout5-twoTxTwoObj-Vergleich~LT~Gliederung 6" style:family="paragraph" style:parent-style-name="Master1-Layout5-twoTxTwoObj-Vergleich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7" style:display-name="Master1-Layout5-twoTxTwoObj-Vergleich~LT~Gliederung 7" style:family="paragraph" style:parent-style-name="Master1-Layout5-twoTxTwoObj-Vergleich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8" style:display-name="Master1-Layout5-twoTxTwoObj-Vergleich~LT~Gliederung 8" style:family="paragraph" style:parent-style-name="Master1-Layout5-twoTxTwoObj-Vergleich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Gliederung_20_9" style:display-name="Master1-Layout5-twoTxTwoObj-Vergleich~LT~Gliederung 9" style:family="paragraph" style:parent-style-name="Master1-Layout5-twoTxTwoObj-Vergleich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Vergleich_7e_LT_7e_Titel" style:display-name="Master1-Layout5-twoTxTwoObj-Vergleich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Untertitel" style:display-name="Master1-Layout5-twoTxTwoObj-Vergleich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Notizen" style:display-name="Master1-Layout5-twoTxTwoObj-Vergleich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Vergleich_7e_LT_7e_Hintergrundobjekte" style:display-name="Master1-Layout5-twoTxTwoObj-Vergleich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Vergleich_7e_LT_7e_Hintergrund" style:display-name="Master1-Layout5-twoTxTwoObj-Vergleich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Gliederung_20_1" style:display-name="Master1-Layout6-titleOnly-Nur-Titel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Gliederung_20_2" style:display-name="Master1-Layout6-titleOnly-Nur-Titel~LT~Gliederung 2" style:family="paragraph" style:parent-style-name="Master1-Layout6-titleOnly-Nur-Titel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Nur-Titel_7e_LT_7e_Gliederung_20_3" style:display-name="Master1-Layout6-titleOnly-Nur-Titel~LT~Gliederung 3" style:family="paragraph" style:parent-style-name="Master1-Layout6-titleOnly-Nur-Titel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Nur-Titel_7e_LT_7e_Gliederung_20_4" style:display-name="Master1-Layout6-titleOnly-Nur-Titel~LT~Gliederung 4" style:family="paragraph" style:parent-style-name="Master1-Layout6-titleOnly-Nur-Titel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5" style:display-name="Master1-Layout6-titleOnly-Nur-Titel~LT~Gliederung 5" style:family="paragraph" style:parent-style-name="Master1-Layout6-titleOnly-Nur-Titel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6" style:display-name="Master1-Layout6-titleOnly-Nur-Titel~LT~Gliederung 6" style:family="paragraph" style:parent-style-name="Master1-Layout6-titleOnly-Nur-Titel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7" style:display-name="Master1-Layout6-titleOnly-Nur-Titel~LT~Gliederung 7" style:family="paragraph" style:parent-style-name="Master1-Layout6-titleOnly-Nur-Titel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8" style:display-name="Master1-Layout6-titleOnly-Nur-Titel~LT~Gliederung 8" style:family="paragraph" style:parent-style-name="Master1-Layout6-titleOnly-Nur-Titel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Gliederung_20_9" style:display-name="Master1-Layout6-titleOnly-Nur-Titel~LT~Gliederung 9" style:family="paragraph" style:parent-style-name="Master1-Layout6-titleOnly-Nur-Titel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Nur-Titel_7e_LT_7e_Titel" style:display-name="Master1-Layout6-titleOnly-Nur-Titel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Untertitel" style:display-name="Master1-Layout6-titleOnly-Nur-Titel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Notizen" style:display-name="Master1-Layout6-titleOnly-Nur-Titel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Nur-Titel_7e_LT_7e_Hintergrundobjekte" style:display-name="Master1-Layout6-titleOnly-Nur-Titel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Nur-Titel_7e_LT_7e_Hintergrund" style:display-name="Master1-Layout6-titleOnly-Nur-Titel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Gliederung_20_1" style:display-name="Master1-Layout7-blank-Leer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Gliederung_20_2" style:display-name="Master1-Layout7-blank-Leer~LT~Gliederung 2" style:family="paragraph" style:parent-style-name="Master1-Layout7-blank-Leer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Leer_7e_LT_7e_Gliederung_20_3" style:display-name="Master1-Layout7-blank-Leer~LT~Gliederung 3" style:family="paragraph" style:parent-style-name="Master1-Layout7-blank-Leer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Leer_7e_LT_7e_Gliederung_20_4" style:display-name="Master1-Layout7-blank-Leer~LT~Gliederung 4" style:family="paragraph" style:parent-style-name="Master1-Layout7-blank-Leer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5" style:display-name="Master1-Layout7-blank-Leer~LT~Gliederung 5" style:family="paragraph" style:parent-style-name="Master1-Layout7-blank-Leer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6" style:display-name="Master1-Layout7-blank-Leer~LT~Gliederung 6" style:family="paragraph" style:parent-style-name="Master1-Layout7-blank-Leer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7" style:display-name="Master1-Layout7-blank-Leer~LT~Gliederung 7" style:family="paragraph" style:parent-style-name="Master1-Layout7-blank-Leer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8" style:display-name="Master1-Layout7-blank-Leer~LT~Gliederung 8" style:family="paragraph" style:parent-style-name="Master1-Layout7-blank-Leer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Gliederung_20_9" style:display-name="Master1-Layout7-blank-Leer~LT~Gliederung 9" style:family="paragraph" style:parent-style-name="Master1-Layout7-blank-Leer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Leer_7e_LT_7e_Titel" style:display-name="Master1-Layout7-blank-Leer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Untertitel" style:display-name="Master1-Layout7-blank-Le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Notizen" style:display-name="Master1-Layout7-blank-Le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Leer_7e_LT_7e_Hintergrundobjekte" style:display-name="Master1-Layout7-blank-Le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Leer_7e_LT_7e_Hintergrund" style:display-name="Master1-Layout7-blank-Le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Gliederung_20_1" style:display-name="Master1-Layout8-objTx-Inhalt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Gliederung_20_2" style:display-name="Master1-Layout8-objTx-Inhalt-mit-Überschrift~LT~Gliederung 2" style:family="paragraph" style:parent-style-name="Master1-Layout8-objTx-Inhalt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Inhalt-mit-Überschrift_7e_LT_7e_Gliederung_20_3" style:display-name="Master1-Layout8-objTx-Inhalt-mit-Überschrift~LT~Gliederung 3" style:family="paragraph" style:parent-style-name="Master1-Layout8-objTx-Inhalt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Inhalt-mit-Überschrift_7e_LT_7e_Gliederung_20_4" style:display-name="Master1-Layout8-objTx-Inhalt-mit-Überschrift~LT~Gliederung 4" style:family="paragraph" style:parent-style-name="Master1-Layout8-objTx-Inhalt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5" style:display-name="Master1-Layout8-objTx-Inhalt-mit-Überschrift~LT~Gliederung 5" style:family="paragraph" style:parent-style-name="Master1-Layout8-objTx-Inhalt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6" style:display-name="Master1-Layout8-objTx-Inhalt-mit-Überschrift~LT~Gliederung 6" style:family="paragraph" style:parent-style-name="Master1-Layout8-objTx-Inhalt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7" style:display-name="Master1-Layout8-objTx-Inhalt-mit-Überschrift~LT~Gliederung 7" style:family="paragraph" style:parent-style-name="Master1-Layout8-objTx-Inhalt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8" style:display-name="Master1-Layout8-objTx-Inhalt-mit-Überschrift~LT~Gliederung 8" style:family="paragraph" style:parent-style-name="Master1-Layout8-objTx-Inhalt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Gliederung_20_9" style:display-name="Master1-Layout8-objTx-Inhalt-mit-Überschrift~LT~Gliederung 9" style:family="paragraph" style:parent-style-name="Master1-Layout8-objTx-Inhalt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Inhalt-mit-Überschrift_7e_LT_7e_Titel" style:display-name="Master1-Layout8-objTx-Inhalt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Untertitel" style:display-name="Master1-Layout8-objTx-Inhalt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Notizen" style:display-name="Master1-Layout8-objTx-Inhalt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Inhalt-mit-Überschrift_7e_LT_7e_Hintergrundobjekte" style:display-name="Master1-Layout8-objTx-Inhalt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Inhalt-mit-Überschrift_7e_LT_7e_Hintergrund" style:display-name="Master1-Layout8-objTx-Inhalt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Gliederung_20_1" style:display-name="Master1-Layout9-picTx-Bild-mit-Überschrif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Gliederung_20_2" style:display-name="Master1-Layout9-picTx-Bild-mit-Überschrift~LT~Gliederung 2" style:family="paragraph" style:parent-style-name="Master1-Layout9-picTx-Bild-mit-Überschrif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Bild-mit-Überschrift_7e_LT_7e_Gliederung_20_3" style:display-name="Master1-Layout9-picTx-Bild-mit-Überschrift~LT~Gliederung 3" style:family="paragraph" style:parent-style-name="Master1-Layout9-picTx-Bild-mit-Überschrif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Bild-mit-Überschrift_7e_LT_7e_Gliederung_20_4" style:display-name="Master1-Layout9-picTx-Bild-mit-Überschrift~LT~Gliederung 4" style:family="paragraph" style:parent-style-name="Master1-Layout9-picTx-Bild-mit-Überschrif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5" style:display-name="Master1-Layout9-picTx-Bild-mit-Überschrift~LT~Gliederung 5" style:family="paragraph" style:parent-style-name="Master1-Layout9-picTx-Bild-mit-Überschrif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6" style:display-name="Master1-Layout9-picTx-Bild-mit-Überschrift~LT~Gliederung 6" style:family="paragraph" style:parent-style-name="Master1-Layout9-picTx-Bild-mit-Überschrif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7" style:display-name="Master1-Layout9-picTx-Bild-mit-Überschrift~LT~Gliederung 7" style:family="paragraph" style:parent-style-name="Master1-Layout9-picTx-Bild-mit-Überschrif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8" style:display-name="Master1-Layout9-picTx-Bild-mit-Überschrift~LT~Gliederung 8" style:family="paragraph" style:parent-style-name="Master1-Layout9-picTx-Bild-mit-Überschrif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Gliederung_20_9" style:display-name="Master1-Layout9-picTx-Bild-mit-Überschrift~LT~Gliederung 9" style:family="paragraph" style:parent-style-name="Master1-Layout9-picTx-Bild-mit-Überschrif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Bild-mit-Überschrift_7e_LT_7e_Titel" style:display-name="Master1-Layout9-picTx-Bild-mit-Überschrif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Untertitel" style:display-name="Master1-Layout9-picTx-Bild-mit-Überschrif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Notizen" style:display-name="Master1-Layout9-picTx-Bild-mit-Überschrif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Bild-mit-Überschrift_7e_LT_7e_Hintergrundobjekte" style:display-name="Master1-Layout9-picTx-Bild-mit-Überschrif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Bild-mit-Überschrift_7e_LT_7e_Hintergrund" style:display-name="Master1-Layout9-picTx-Bild-mit-Überschrif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Gliederung_20_1" style:display-name="Master1-Layout10-vertTx-Titel-und-vertikaler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Gliederung_20_2" style:display-name="Master1-Layout10-vertTx-Titel-und-vertikaler-Text~LT~Gliederung 2" style:family="paragraph" style:parent-style-name="Master1-Layout10-vertTx-Titel-und-vertikaler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el-und-vertikaler-Text_7e_LT_7e_Gliederung_20_3" style:display-name="Master1-Layout10-vertTx-Titel-und-vertikaler-Text~LT~Gliederung 3" style:family="paragraph" style:parent-style-name="Master1-Layout10-vertTx-Titel-und-vertikaler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el-und-vertikaler-Text_7e_LT_7e_Gliederung_20_4" style:display-name="Master1-Layout10-vertTx-Titel-und-vertikaler-Text~LT~Gliederung 4" style:family="paragraph" style:parent-style-name="Master1-Layout10-vertTx-Titel-und-vertikaler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5" style:display-name="Master1-Layout10-vertTx-Titel-und-vertikaler-Text~LT~Gliederung 5" style:family="paragraph" style:parent-style-name="Master1-Layout10-vertTx-Titel-und-vertikaler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6" style:display-name="Master1-Layout10-vertTx-Titel-und-vertikaler-Text~LT~Gliederung 6" style:family="paragraph" style:parent-style-name="Master1-Layout10-vertTx-Titel-und-vertikaler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7" style:display-name="Master1-Layout10-vertTx-Titel-und-vertikaler-Text~LT~Gliederung 7" style:family="paragraph" style:parent-style-name="Master1-Layout10-vertTx-Titel-und-vertikaler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8" style:display-name="Master1-Layout10-vertTx-Titel-und-vertikaler-Text~LT~Gliederung 8" style:family="paragraph" style:parent-style-name="Master1-Layout10-vertTx-Titel-und-vertikaler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Gliederung_20_9" style:display-name="Master1-Layout10-vertTx-Titel-und-vertikaler-Text~LT~Gliederung 9" style:family="paragraph" style:parent-style-name="Master1-Layout10-vertTx-Titel-und-vertikaler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el-und-vertikaler-Text_7e_LT_7e_Titel" style:display-name="Master1-Layout10-vertTx-Titel-und-vertikaler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Untertitel" style:display-name="Master1-Layout10-vertTx-Titel-und-vertikaler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Notizen" style:display-name="Master1-Layout10-vertTx-Titel-und-vertikaler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el-und-vertikaler-Text_7e_LT_7e_Hintergrundobjekte" style:display-name="Master1-Layout10-vertTx-Titel-und-vertikaler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el-und-vertikaler-Text_7e_LT_7e_Hintergrund" style:display-name="Master1-Layout10-vertTx-Titel-und-vertikaler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Gliederung_20_1" style:display-name="Master1-Layout11-vertTitleAndTx-Vertikaler-Titel-und-Text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Gliederung_20_2" style:display-name="Master1-Layout11-vertTitleAndTx-Vertikaler-Titel-und-Text~LT~Gliederung 2" style:family="paragraph" style:parent-style-name="Master1-Layout11-vertTitleAndTx-Vertikaler-Titel-und-Tex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kaler-Titel-und-Text_7e_LT_7e_Gliederung_20_3" style:display-name="Master1-Layout11-vertTitleAndTx-Vertikaler-Titel-und-Text~LT~Gliederung 3" style:family="paragraph" style:parent-style-name="Master1-Layout11-vertTitleAndTx-Vertikaler-Titel-und-Tex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kaler-Titel-und-Text_7e_LT_7e_Gliederung_20_4" style:display-name="Master1-Layout11-vertTitleAndTx-Vertikaler-Titel-und-Text~LT~Gliederung 4" style:family="paragraph" style:parent-style-name="Master1-Layout11-vertTitleAndTx-Vertikaler-Titel-und-Tex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5" style:display-name="Master1-Layout11-vertTitleAndTx-Vertikaler-Titel-und-Text~LT~Gliederung 5" style:family="paragraph" style:parent-style-name="Master1-Layout11-vertTitleAndTx-Vertikaler-Titel-und-Tex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6" style:display-name="Master1-Layout11-vertTitleAndTx-Vertikaler-Titel-und-Text~LT~Gliederung 6" style:family="paragraph" style:parent-style-name="Master1-Layout11-vertTitleAndTx-Vertikaler-Titel-und-Tex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7" style:display-name="Master1-Layout11-vertTitleAndTx-Vertikaler-Titel-und-Text~LT~Gliederung 7" style:family="paragraph" style:parent-style-name="Master1-Layout11-vertTitleAndTx-Vertikaler-Titel-und-Tex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8" style:display-name="Master1-Layout11-vertTitleAndTx-Vertikaler-Titel-und-Text~LT~Gliederung 8" style:family="paragraph" style:parent-style-name="Master1-Layout11-vertTitleAndTx-Vertikaler-Titel-und-Tex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Gliederung_20_9" style:display-name="Master1-Layout11-vertTitleAndTx-Vertikaler-Titel-und-Text~LT~Gliederung 9" style:family="paragraph" style:parent-style-name="Master1-Layout11-vertTitleAndTx-Vertikaler-Titel-und-Tex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kaler-Titel-und-Text_7e_LT_7e_Titel" style:display-name="Master1-Layout11-vertTitleAndTx-Vertikaler-Titel-und-Tex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Untertitel" style:display-name="Master1-Layout11-vertTitleAndTx-Vertikaler-Titel-und-Tex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Notizen" style:display-name="Master1-Layout11-vertTitleAndTx-Vertikaler-Titel-und-Tex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kaler-Titel-und-Text_7e_LT_7e_Hintergrundobjekte" style:display-name="Master1-Layout11-vertTitleAndTx-Vertikaler-Titel-u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kaler-Titel-und-Text_7e_LT_7e_Hintergrund" style:display-name="Master1-Layout11-vertTitleAndTx-Vertikaler-Titel-u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1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bsatz-Standardschriftar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meta:creation-date>2017-10-09T09:47:00Z</meta:creation-date>
    <dc:date>2021-12-16T13:56:19.692705561</dc:date>
    <meta:editing-cycles>92</meta:editing-cycles>
    <meta:editing-duration>PT8H5M20S</meta:editing-duration>
    <meta:document-statistic meta:table-count="2" meta:image-count="0" meta:object-count="0" meta:page-count="4" meta:paragraph-count="39" meta:word-count="635" meta:character-count="4361" meta:non-whitespace-character-count="3757"/>
    <meta:template xlink:type="simple" xlink:actuate="onRequest" xlink:title="" xlink:href="../../../Desktop/%25C3%259Cbungen-BSI-Untershcied-WindowsLINUX.odt/Normal.dotm"/>
  </office:meta>
</office:document-meta>
</file>